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5in" fo:margin-right="0in" fo:text-indent="0in" style:auto-text-indent="false"/>
    </style:style>
    <style:style style:name="P2" style:family="paragraph" style:parent-style-name="Text_20_body">
      <style:paragraph-properties fo:margin-left="0.5in" fo:margin-right="0in" fo:text-indent="0in" style:auto-text-indent="false"/>
      <style:text-properties style:font-name="Courier New" fo:font-size="8pt" style:font-size-asian="8pt" style:font-size-complex="8pt"/>
    </style:style>
    <style:style style:name="P3" style:family="paragraph" style:parent-style-name="Text_20_body">
      <style:paragraph-properties fo:margin-left="0.5in" fo:margin-right="0in" fo:text-indent="0in" style:auto-text-indent="false"/>
      <style:text-properties style:font-name="Courier New" fo:font-style="normal" style:font-style-asian="normal" style:font-style-complex="normal"/>
    </style:style>
    <style:style style:name="P4" style:family="paragraph" style:parent-style-name="Text_20_body">
      <style:paragraph-properties fo:margin-left="0.5in" fo:margin-right="0in" fo:text-indent="0in" style:auto-text-indent="false"/>
      <style:text-properties fo:font-style="normal" style:font-style-asian="normal"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Standard" style:list-style-name="L2">
      <style:paragraph-properties fo:margin-top="0in" fo:margin-bottom="0.1701in"/>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text-properties fo:font-style="normal" style:font-style-asian="normal" style:font-style-complex="normal"/>
    </style:style>
    <style:style style:name="P10" style:family="paragraph" style:parent-style-name="Text_20_body" style:list-style-name="L2">
      <style:text-properties fo:font-style="normal" style:font-style-asian="normal" style:font-style-complex="normal"/>
    </style:style>
    <style:style style:name="P11" style:family="paragraph" style:parent-style-name="Heading_20_1">
      <style:paragraph-properties fo:text-align="center" style:justify-single-word="false"/>
    </style:style>
    <style:style style:name="P12" style:family="paragraph" style:parent-style-name="Heading_20_2">
      <style:text-properties fo:font-style="normal" style:font-style-asian="normal" style:font-style-complex="normal"/>
    </style:style>
    <style:style style:name="P13"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BX For Lazarus (Firebird Express)</text:h>
      <text:p text:style-name="Text_20_body">IBX for Lazarus is derived from the Open Source edition of IBX published by Borland/Inprise in 2000 under the InterBase Public License. This version has been brought up-to-date by MWA Software (<text:a xlink:type="simple" xlink:href="http://www.mwasoftware.co.uk/">http://www.mwasoftware.co.uk</text:a>) and focused on the Firebird Database API for both Linux and Windows platforms. It is released under the <text:s/>InterBase Public License for the original code and under the compatible Initial Developers Public License for new software.</text:p>
      <text:p text:style-name="Text_20_body">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Text_20_body">The Database Interface unit (IBIntf) is now firmly focused on the Firebird 2 API for both 32-bit and 64-bit environments. </text:p>
      <text:p text:style-name="Text_20_body">Support for generators has also been added compatible with the generator support added to IBX after the Open Source edition was published, supporting both “On New Record” and “On Post” generators.</text:p>
      <text:h text:style-name="Heading_20_2" text:outline-level="2">Minimum Requirements</text:h>
      <text:p text:style-name="Text_20_body">Lazarus version 0.9.30 and version 2.4.2 of the Free Pascal Compiler. </text:p>
      <text:p text:style-name="Text_20_body">The Firebird 2.x client library should also be installed.</text:p>
      <text:h text:style-name="Heading_20_2" text:outline-level="2">Installation</text:h>
      <text:p text:style-name="Text_20_body">Installation into the Lazarus IDE is the same under both Linux and Windows. Unpack the source code archive into some suitable permanent location and open the “dclibx.lpk” package description file using the “Package-&gt;Open Package File” menu item to open the file.</text:p>
      <text:p text:style-name="Text_20_body">When the Package Editor opens, click on “Use-&gt;Install”. Lazarus should now recompile itself and restart. Two new tabs should be present on the Component Palette: “Firebird” and “Firebird Admin”. Respectively, these contain the IBX Database Access and Service API components.</text:p>
      <text:p text:style-name="Text_20_body">If no IBX components are visible, then the most likely reason is that the Firebird Client Library cannot be located (see below).</text:p>
      <text:h text:style-name="Heading_20_2" text:outline-level="2">Using the IBX Components</text:h>
      <text:p text:style-name="Text_20_body">The IBX components should behave identically to their Delphi equivalents and many online tutorials are available on how to use them. However, you should be aware of the following issues:</text:p>
      <text:list xml:id="list1117081721" text:style-name="L1">
        <text:list-item>
          <text:p text:style-name="P7">The IBX components make use of the TThread component, and, as such require that multi-threading is enabled. Specifically, in the Linux environment, the “-dUseCThreads” option must be present in the “Compiler Options-&gt;Options-&gt;Custom Options” and set for every Lazarus project that uses them.</text:p>
        </text:list-item>
        <text:list-item>
          <text:p text:style-name="P7">The TIntegerField type may cause problems when porting code from Delphi to Lazarus. While the TIntegerField” type is present in the Free Pascal RTL, it is defined as an equivalent type to TlongIntField rather than as a distinct type. It is thus not possible to register TintegerField with the Lazarus IDE, and hence it will not recognise this type. There <text:soft-page-break/>is no obvious work around without fixing the RTL other than changing all occurrences in both .pas and .dfm files to TlongintField.</text:p>
        </text:list-item>
      </text:list>
      <text:p text:style-name="P1">On Linux, this can be automated by running the following two commands in the project root directory:</text:p>
      <text:p text:style-name="P2">find . *.pas -exec sh -c “sed 's/TIntegerField/TLongIntField/' {} &gt; temp; mv temp {}” \;</text:p>
      <text:p text:style-name="P2">find . *.dfm -exec sh -c “sed 's/TIntegerField/TLongIntField/' {} &gt; temp; mv temp {}” \;</text:p>
      <text:list xml:id="list389775580" text:continue-numbering="true" text:style-name="L1">
        <text:list-item>
          <text:p text:style-name="P7">FMTBcd is not yet implemented by the Free Pascal Compiler. IBX for Lazarus thus uses the TFloatField type for extended floating point (64 bit) fields. This may cause problems where converting Delphi programs to Lazarus. The recommended approach is to change all TFmtBcdField types to TIBBcdFields.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Alternatively, all <text:s/>TFmtBcdField fields should be deleted prior to conversion and then recreated in the IDE.</text:p>
      <text:list xml:id="list1592135770" text:continue-numbering="true" text:style-name="L1">
        <text:list-item>
          <text:p text:style-name="P7">The following bugs in the Free Pascal Bug Tracker (<text:a xlink:type="simple" xlink:href="http://bugs.freepascal.org/">http://bugs.freepascal.org</text:a>) may affect you enjoyment of IBX for Lazarus, and their status should be checked. In each case, the bug has a wider impact than just IBX as they affect all data aware applications:</text:p>
        </text:list-item>
      </text:list>
      <text:p text:style-name="P1">Bug Nos: 18944, 19021, 19164, 19166, 19167 and 19168</text:p>
      <text:h text:style-name="Heading_20_2" text:outline-level="2">Locating the Firebird Client Library</text:h>
      <text:p text:style-name="Text_20_body">IBX for Lazarus retains the use of dynamic loading of the Firebird Client library DLL or shared object. However, it uses a different algorithm to Delphi IBX to locate the library and this differs between Linux and Windows. Note that the following applies to both use of IBX in the Lazarus IDE and in your programs when they are deployed.</text:p>
      <text:h text:style-name="Heading_20_3" text:outline-level="3">Linux </text:h>
      <text:p text:style-name="Text_20_body">By default, IBX will look for and load the libfbclient.so.2 shared object. This is typically deployed as a soft link to the most recent version of the Firebird 2.x library. As long as this has been installed in a location known to the <text:span text:style-name="T1">ld</text:span><text:span text:style-name="T2"> loader then IBX will work “out of the box”. However, if this library is in a non-standard location then you may need to set the LD_LIBRARY_PATH environment variable prior to running the Lazarus IDE or your program.</text:span></text:p>
      <text:p text:style-name="P5">If you want to use the Firebird embedded server, then you have three possible strategies:</text:p>
      <text:list xml:id="list1925499951" text:style-name="L2">
        <text:list-item>
          <text:p text:style-name="P6"><text:span text:style-name="T2">The global boolean variable “UseEmbeddedServer” is located in the IBIntf unit and ifd set to true when the Firebird Library is loaded then </text:span>libfbembed.so.2 is used as the Firebird Library name. This boolean should be set in an “initialization” section of a unit loaded early on in the initialization sequence and before any IBX units are initialized;</text:p>
        </text:list-item>
        <text:list-item>
          <text:p text:style-name="P10">IBX will recognise the FBLIB environment variable. If present, then this overrides the default name for the shared object library and can be used to point IBX at any different version of the Firebird Library including the embedded server. For example, to use the embedded server, enter the command:</text:p>
        </text:list-item>
      </text:list>
      <text:p text:style-name="P3">export FBLIB=libfbembed.so.2</text:p>
      <text:p text:style-name="P4">before running the IDE or your program. Note, as above, if the shared library is not in a <text:s/>standard location then you may need to set the LD_LIBRARY_PATH.</text:p>
      <text:list xml:id="list502319580" text:continue-numbering="true" text:style-name="L2">
        <text:list-item>
          <text:p text:style-name="P8"><text:soft-page-break/><text:span text:style-name="T2">In your program, you can create an event handler for the </text:span><text:span text:style-name="T1">OnGetLibraryName</text:span><text:span text:style-name="T2"> event defined in the IBIntf Unit. The event handler should be set in an initialization section and has the type:</text:span></text:p>
        </text:list-item>
      </text:list>
      <text:p text:style-name="P3">procedure(var libname: string)</text:p>
      <text:p text:style-name="P4">If present, then it is called prior to loading the shared object library and is expected to return the library name in its var parameter. This overrides the default library name, but can still be overridden by the FBLIB environment variable. A typical use for this event handler is to dynamically determine whether the Firebird Client library or the Embedded Server is to be used.</text:p>
      <text:p text:style-name="P5">If you want to use the embedded server from the Lazarus IDE then the FBLIB environment variable is the recommended approach. In deployed programs then the <text:s/>UseEmbeddedServer or OnGetLibraryName approach is recommended.</text:p>
      <text:h text:style-name="P13" text:outline-level="3">Windows</text:h>
      <text:p text:style-name="P5">There are no standard locations for DLLs in Windows and a different approach has to be used compared with Linux. For deployed programs, an implicit approach is used to determine if the embedded server is to be used or the normal client DLL.</text:p>
      <text:p text:style-name="Text_20_body"><text:span text:style-name="T2">When the Firebird Library is to be loaded, IBX first looks in the same folder as the application executable is located. It first checks to see if </text:span><text:span text:style-name="T1">fbembedded.dll</text:span><text:span text:style-name="T2"> (the embedded server DLL) is present here. If it is then this is loaded. If not then it checks to see if </text:span><text:span text:style-name="T1">fbclient.dll</text:span><text:span text:style-name="T2"> is present. If so, then it is loaded.</text:span></text:p>
      <text:p text:style-name="Text_20_body"><text:span text:style-name="T2">In the latter case, IBX also sets the FIREBIRD environment variable to the path to this folder, prior to loading the library. This has the effect of forcing the Firebird Client to look for the </text:span><text:span text:style-name="T1">firebird.conf</text:span><text:span text:style-name="T2"> and </text:span><text:span text:style-name="T1">firebird.msg</text:span><text:span text:style-name="T2">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ext:p text:style-name="Text_20_body"><text:span text:style-name="T2">If neither DLL is present in this folder, then IBX uses the Windows Path to search for and load </text:span><text:span text:style-name="T1">fbclient.dll</text:span><text:span text:style-name="T2">.</text:span><text:span text:style-name="T1"> </text:span><text:span text:style-name="T2">Note that in this case the FIREBIRD environment variable is not set.</text:span></text:p>
      <text:p text:style-name="Text_20_body"><text:span text:style-name="T2">If the DLL is still not found, then in quiet desperation, IBX will attempt to load the legacy InterBase </text:span><text:span text:style-name="T1">gds32.dll</text:span><text:span text:style-name="T2">.</text:span></text:p>
      <text:p text:style-name="Text_20_body"><text:span text:style-name="T2">The Windows implementation also recognises the <text:s/></text:span><text:span text:style-name="T1">OnGetLibraryName </text:span><text:span text:style-name="T2">event handler (see above). If present, then this overrides the above and must return the absolute path to the DLL.</text:span></text:p>
      <text:h text:style-name="P12" text:outline-level="2">Using the Property Editors</text:h>
      <text:p text:style-name="P5">IBX for Lazarus comes with property and component editors for all IBX objects other than those providing the service API. For the data access components (IBDataSet, IBQuery, IBSQLUpdate and IBSQL), the property and component editors provide assisted generation and testing of SQL statements using the Firebird Database Engine. For this to function correctly, a TIBDatabase component must be defined and linked to a live database. A default transaction must be present and linked to the TIBDatabase and the Database property must be set for each data access component, and pointing to the TIBDatabase component.</text:p>
      <text:p text:style-name="P5">The editors follow the same basic scheme with a combo box in the left hand frame listing available tables and listboxes showing the columns and Primary Keys respectively for the currently selected table.</text:p>
      <text:p text:style-name="P5">A “Generate SQL” button will cause a Select, Insert, Update or Delete Statement, as appropriate, to <text:soft-page-break/>be generated for the currently selected table, and presented into the right hand editor window. If one or more columns are selected then the statement is restricted to those columns, otherwise all columns are included in the statement. Note that Update statements are typically restricted to avoid updating the primary key values. These are used to select the updated row.</text:p>
      <text:p text:style-name="P5">Double-clicking on a column name will cause that column name to be inserted in the SQL statement.</text:p>
      <text:p text:style-name="P5">The “Test” button can be used to test the current SQL statement for correctness. The error generated by the database engine, if any, will be return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Whyman</meta:initial-creator>
    <meta:creation-date>2011-04-21T17:35:42</meta:creation-date>
    <dc:date>2011-04-28T17:41:47</dc:date>
    <dc:creator>Tony Whyman</dc:creator>
    <meta:editing-duration>PT05H46M25S</meta:editing-duration>
    <meta:editing-cycles>14</meta:editing-cycles>
    <meta:generator>OpenOffice.org/3.2$Unix OpenOffice.org_project/320m12$Build-9483</meta:generator>
    <meta:document-statistic meta:table-count="0" meta:image-count="0" meta:object-count="0" meta:page-count="4" meta:paragraph-count="49" meta:word-count="1718" meta:character-count="10334"/>
  </office:meta>
</office:document-meta>
</file>